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ethodsRequestConditionTests.getExchange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ethodsRequestConditionTests.compar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MethodsRequestConditionTests.getMatchingConditionWithCustom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ethodsRequestConditionTests.getMatchingConditionWithCorsPreFl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ethodsRequestConditionTests.getMatching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ethodsRequestConditio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ethodsRequestConditionTests.getMatchingConditionWithHttp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ethodsRequestConditionTests.getMatchingConditionWithEmpty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ethodsRequestConditionTests.testMatch( RequestMethodsRequestCondition condition , Request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ethodsRequestConditionTests.testNoMatch( RequestMethodsRequestCondition condition , Request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